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265DFE9F5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presentation:style-name="pr2" draw:layer="layout" svg:width="25.191cm" svg:height="9.133cm" svg:x="1.399cm" svg:y="3.68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265DFE9F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2-11T08:22:28.703432292</dc:date>
    <meta:editing-duration>PT2H59M6S</meta:editing-duration>
    <meta:editing-cycles>31</meta:editing-cycles>
    <meta:document-statistic meta:object-count="25"/>
  </office:meta>
</office:document-meta>
</file>